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9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92" style:family="table-cell" style:parent-style-name="Default">
      <style:table-cell-properties fo:wrap-option="wrap"/>
    </style:style>
    <style:style style:name="ce1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95" style:family="table-cell" style:parent-style-name="Default">
      <style:table-cell-properties fo:border="0.74pt solid #000000"/>
    </style:style>
    <style:style style:name="ce1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3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3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3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3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3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3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3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3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3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3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3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1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20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20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20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20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20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20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20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/>
          <table:table-cell table:style-name="ce175"/>
          <table:table-cell table:style-name="ce120" table:number-columns-repeated="2"/>
          <table:covered-table-cell table:style-name="ce120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20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20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20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20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20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20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20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20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20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20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20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20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20" table:number-columns-repeated="2"/>
          <table:table-cell table:style-name="ce120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20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20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2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20"/>
          <table:table-cell table:style-name="ce120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20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20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20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20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20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20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2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2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20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20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20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20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2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2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2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20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20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20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2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2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20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20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20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20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20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2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20" office:value-type="string" calcext:value-type="string">
            <text:p>Discord: 데크크래프트#4923</text:p>
          </table:table-cell>
          <table:table-cell table:style-name="ce120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20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20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20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20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20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20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20"/>
          <table:table-cell table:style-name="ce120" office:value-type="string" calcext:value-type="string">
            <text:p>동인 게임 제작팀</text:p>
          </table:table-cell>
        </table:table-row>
        <table:table-row table:style-name="ro1">
          <table:table-cell table:style-name="ce114" office:value-type="string" calcext:value-type="string">
            <text:p>Derin</text:p>
          </table:table-cell>
          <table:table-cell table:style-name="ce120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20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2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20" table:number-columns-repeated="2"/>
        </table:table-row>
        <table:table-row table:style-name="ro1">
          <table:table-cell table:style-name="ce114" office:value-type="string" calcext:value-type="string">
            <text:p>DEVBOX</text:p>
          </table:table-cell>
          <table:table-cell table:style-name="ce120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20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20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2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20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20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20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20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20" table:number-columns-repeated="2"/>
          <table:table-cell table:style-name="ce12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20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20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2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20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20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20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20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20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20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20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20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20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2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20"/>
          <table:table-cell table:style-name="ce120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20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20" table:number-columns-repeated="2"/>
          <table:table-cell table:style-name="ce12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20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2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2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20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20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20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20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2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20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20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20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20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20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20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20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20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20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20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20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20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20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20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2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20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20" office:value-type="string" calcext:value-type="string">
            <text:p><text:a xlink:href="https://twitter.com/mojaeng" xlink:type="simple">https://twitter.com/mojaeng</text:a></text:p>
          </table:table-cell>
          <table:table-cell table:style-name="ce120"/>
          <table:table-cell table:style-name="ce120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20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20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20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20" office:value-type="string" calcext:value-type="string">
            <text:p><text:a xlink:href="https://twitter.com/LeeBbunsik" xlink:type="simple">https://twitter.com/LeeBbunsik</text:a></text:p>
          </table:table-cell>
          <table:table-cell table:style-name="ce12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20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20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20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20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20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20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20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20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20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20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20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20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20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20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20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20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20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20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20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20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20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20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20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20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2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20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2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20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2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20"/>
          <table:table-cell table:style-name="ce120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20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20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20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20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2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2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20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20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20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20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2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20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20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20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20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20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20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20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20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20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20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20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20" office:value-type="string" calcext:value-type="string">
            <text:p><text:a xlink:href="https://twitter.com/REDRAY_dev" xlink:type="simple">https://twitter.com/REDRAY_dev</text:a></text:p>
          </table:table-cell>
          <table:table-cell table:style-name="ce120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20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20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20"/>
          <table:table-cell table:style-name="ce120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20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20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20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20"/>
          <table:table-cell table:style-name="ce120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20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20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2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20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20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20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20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20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20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20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20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2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20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20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20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20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20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20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20" office:value-type="string" calcext:value-type="string">
            <text:p><text:a xlink:href="https://twitter.com/Studio_Ly" xlink:type="simple">https://twitter.com/Studio_Ly</text:a>_</text:p>
          </table:table-cell>
          <table:table-cell table:style-name="ce120" office:value-type="string" calcext:value-type="string">
            <text:p><text:a xlink:href="https://twitter.com/lychoi2000" xlink:type="simple">https://twitter.com/lychoi2000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20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20"/>
          <table:table-cell table:style-name="ce120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20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20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20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2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2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20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2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20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20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20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20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20"/>
          <table:table-cell table:style-name="ce120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20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20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20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20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20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20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20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20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20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20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20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20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20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20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20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20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20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20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20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2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20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20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20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20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20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20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20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20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2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20" office:value-type="string" calcext:value-type="string">
            <text:p><text:a xlink:href="https://twitter.com/vonasoft7" xlink:type="simple">https://twitter.com/vonasoft7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20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20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20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20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20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20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20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32"/>
          <table:table-cell table:style-name="ce163"/>
          <table:table-cell table:style-name="ce168" table:number-columns-repeated="2"/>
          <table:table-cell table:style-name="ce132"/>
          <table:table-cell table:style-name="ce176"/>
          <table:table-cell table:style-name="ce132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92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84" office:value-type="string" calcext:value-type="string">
            <text:p>게임</text:p>
          </table:table-cell>
          <table:table-cell table:style-name="ce193" office:value-type="string" calcext:value-type="string">
            <text:p>개발사 이름</text:p>
          </table:table-cell>
          <table:table-cell table:style-name="ce193"/>
          <table:table-cell table:style-name="ce193" office:value-type="string" calcext:value-type="string">
            <text:p>설명</text:p>
          </table:table-cell>
        </table:table-row>
        <table:table-row table:style-name="ro1">
          <table:table-cell table:style-name="ce189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90" office:value-type="string" calcext:value-type="string">
            <text:p>월면기지 람다</text:p>
          </table:table-cell>
          <table:table-cell table:style-name="ce194" office:value-type="string" calcext:value-type="string">
            <text:p>Thunderfox Studio( 천둥여우 스튜디오 )</text:p>
          </table:table-cell>
          <table:table-cell table:style-name="ce19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91"/>
          <table:table-cell table:style-name="ce195" table:number-columns-repeated="2"/>
          <table:table-cell table:style-name="ce13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03:12.681000000</dc:date>
    <meta:editing-duration>P2DT19H4M30S</meta:editing-duration>
    <meta:editing-cycles>1098</meta:editing-cycles>
    <meta:document-statistic meta:table-count="4" meta:cell-count="35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